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appedX509KeyManager.getServerAliases( String keyType , Principal [ ] issu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seSSLManager.createContext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JsseSSLManager.setContext( HttpURLConnection con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seSSLManager.getCont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rappedX509KeyManager.getClientAliases( String keyType , Principal [ ] issu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rappedX509KeyManager.getPrivateKey( String ali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seSSLManager.setProvider( Provider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seSSLManager.verify( String hostname , SSL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seSSLManager.rese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appedX509KeyManager.WrappedX509KeyManager( X509KeyManager parent , JmeterKeyStore 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seSSLManager.JsseSSLManager( Provider provi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rappedX509KeyManager.chooseServerAlias( String arg0 , Principal [ ] arg1 , Socke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dX509KeyManager.getCertificateChain( String ali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dX509KeyManager.chooseClientAlias( String [ ] keyType , Principal [ ] issuers , Socket sock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